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LightCondensed" svg:font-family="Agenda-LightCondensed" style:font-family-generic="roman" style:font-pitch="variable"/>
    <style:font-face style:name="Agenda-LightItalic" svg:font-family="Agenda-Light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LightItalic1" svg:font-family="Agenda-LightItalic"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master-page-name="Standard">
      <style:paragraph-properties fo:margin-left="0in" fo:margin-right="0in" fo:text-indent="0in" style:auto-text-indent="false" style:page-number="auto"/>
    </style:style>
    <style:style style:name="P4" style:family="paragraph" style:parent-style-name="Heading_20_1">
      <style:paragraph-properties fo:margin-left="0in" fo:margin-right="0in"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8pt" fo:language="en" fo:country="US" style:font-size-asian="18pt" style:language-asian="en" style:country-asian="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is material is Open Game Content, and is licensed for public use under the terms of the Open Game License v1.0a.</text:span></text:p>
      <text:h text:style-name="P4" text:outline-level="1"><text:span text:style-name="T3">SAVING THROWS</text:span></text:h>
      <text:p text:style-name="P2"/>
      <text:p text:style-name="P1"><text:span text:style-name="T1">Generally, when a hero is subject to an unusual or magical attack, he or she gets a saving throw to avoid or reduce the effect. Like an attack roll, a saving throw is a 1d20 roll plus a bonus based on the hero’s class and level (the hero’s base save bonus) and an ability modifier.</text:span></text:p>
      <text:p text:style-name="P1"><text:span text:style-name="T1">A natural 1 (the d20 comes up 1) on a saving throw is always a failure. A natural 20 (the d20 comes up 20) is always a success.</text:span></text:p>
      <text:p text:style-name="P2"/>
      <text:p text:style-name="P1"><text:span text:style-name="T1">A character’s saving throw bonus is:</text:span></text:p>
      <text:p text:style-name="P1"><text:span text:style-name="T1">Base save bonus + ability modifier</text:span></text:p>
      <text:p text:style-name="P2"/>
      <text:p text:style-name="P1"><text:span text:style-name="T1">The Difficulty Class for a save is determined by the attack itself.</text:span></text:p>
      <text:p text:style-name="P2"/>
      <text:p text:style-name="P1"><text:span text:style-name="T1">The three different kinds of saving throws are: </text:span></text:p>
      <text:p text:style-name="P1"><text:span text:style-name="T2">Fortitude:</text:span><text:span text:style-name="T1"> These saves measure the character’s ability to stand up to massive physical punishment or attacks against his or her vitality and health such as poison and paralysis. Apply the character’s Constitution modifier to his or her Fortitude saving throws.</text:span></text:p>
      <text:p text:style-name="P1"><text:span text:style-name="T2">Reflex:</text:span><text:span text:style-name="T1"> These</text:span><text:span text:style-name="Core_20_Body_20_Italic"><text:span text:style-name="T1"> </text:span></text:span><text:span text:style-name="T1">saves test the character’s ability to dodge massive attacks such as explosions or car wrecks. (Often, when damage is inevitable, the character gets to make a Reflex save to take only half damage.) Apply the character’s Dexterity modifier to his or her Reflex saving throws.</text:span></text:p>
      <text:p text:style-name="P1"><text:span text:style-name="T2">Will:</text:span><text:span text:style-name="T1"> These saves reflect the character’s resistance to mental influence and domination as well as to many magical effects. Apply the character’s Wisdom modifier to his or her Will saving thro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LightCondensed" svg:font-family="Agenda-LightCondensed" style:font-family-generic="roman" style:font-pitch="variable"/>
    <style:font-face style:name="Agenda-LightItalic" svg:font-family="Agenda-Light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LightItalic1" svg:font-family="Agenda-LightItalic"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LightItalic1" style:font-family-asian="Agenda-LightItalic"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LightItalic1" style:font-family-asian="Agenda-LightItalic" style:font-family-generic-asian="system" style:font-pitch-asian="variable" style:font-size-asian="10.5pt" style:language-asian="en" style:country-asian="US" style:font-name-complex="Times New Roman CE" style:font-family-complex="'Times New Roman CE'"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ving Throws</dc:title>
    <dc:subject>MSRD</dc:subject>
    <meta:initial-creator>AKSmith</meta:initial-creator>
    <meta:creation-date>2002-09-05T13:27:00</meta:creation-date>
    <dc:date>2003-08-29T13:42:00</dc:date>
    <meta:editing-cycles>8</meta:editing-cycles>
    <meta:editing-duration>PT8S</meta:editing-duration>
    <meta:document-statistic meta:table-count="0" meta:image-count="0" meta:object-count="0" meta:page-count="1" meta:paragraph-count="11" meta:word-count="256" meta:character-count="1462" meta:non-whitespace-character-count="1216"/>
    <meta:generator>LibreOffice/5.4.6.2$Linux_X86_64 LibreOffice_project/40m0$Build-2</meta:generator>
    <meta:user-defined meta:name="Company">Wizards of the Coast</meta:user-defined>
    <meta:user-defined meta:name="Operator">AKSmith</meta:user-defined>
  </office:meta>
</office:document-meta>
</file>